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loext:graphic-properties draw:opacity="100%"/>
      <style:paragraph-properties fo:margin-left="0.1in" fo:margin-right="-0.3799in" fo:margin-top="0in" fo:margin-bottom="0in" loext:contextual-spacing="false" fo:line-height="115%" fo:text-align="justify" style:justify-single-word="false" fo:text-indent="0.5in" style:auto-text-indent="false"/>
      <style:text-properties officeooo:paragraph-rsid="000bea05"/>
    </style:style>
    <style:style style:name="P2" style:family="paragraph" style:parent-style-name="Text_20_body">
      <loext:graphic-properties draw:fill="solid" draw:fill-color="#ffffff" draw:opacity="100%"/>
      <style:paragraph-properties fo:margin-left="0.1in" fo:margin-right="-0.3799in" fo:margin-top="0in" fo:margin-bottom="0in" loext:contextual-spacing="false" fo:line-height="115%" fo:text-align="center" style:justify-single-word="false" fo:text-indent="0.5in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ext_20_body">
      <loext:graphic-properties draw:fill="solid" draw:fill-color="#ffffff" draw:opacity="100%"/>
      <style:paragraph-properties fo:margin-left="0.1in" fo:margin-right="-0.3799in" fo:margin-top="0in" fo:margin-bottom="0in" loext:contextual-spacing="false" fo:line-height="115%" fo:text-align="justify" style:justify-single-word="false" fo:text-indent="0.5in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a0725" style:text-blinking="false" fo:background-color="transparent" style:font-size-asian="12pt" style:font-size-complex="12pt"/>
    </style:style>
    <style:style style:name="P4" style:family="paragraph" style:parent-style-name="Text_20_body">
      <loext:graphic-properties draw:fill="solid" draw:fill-color="#ffffff" draw:opacity="100%"/>
      <style:paragraph-properties fo:margin-left="0.1in" fo:margin-right="-0.3799in" fo:margin-top="0in" fo:margin-bottom="0in" loext:contextual-spacing="false" fo:line-height="115%" fo:text-align="justify" style:justify-single-word="false" fo:text-indent="0.5in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bea05" style:text-blinking="false" fo:background-color="transparent" style:font-size-asian="12pt" style:font-size-complex="12pt"/>
    </style:style>
    <style:style style:name="P5" style:family="paragraph" style:parent-style-name="Text_20_body">
      <loext:graphic-properties draw:fill="solid" draw:fill-color="#ffffff" draw:opacity="100%"/>
      <style:paragraph-properties fo:margin-left="0.1in" fo:margin-right="-0.3799in" fo:margin-top="0in" fo:margin-bottom="0in" loext:contextual-spacing="false" fo:line-height="115%" fo:text-align="justify" style:justify-single-word="false" fo:text-indent="0.5in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0d6e2c" style:text-blinking="false" fo:background-color="transparent" style:font-size-asian="12pt" style:font-size-complex="12pt"/>
    </style:style>
    <style:style style:name="P6" style:family="paragraph" style:parent-style-name="Text_20_body">
      <loext:graphic-properties draw:fill="solid" draw:fill-color="#ffffff" draw:opacity="100%"/>
      <style:paragraph-properties fo:margin-left="0.1in" fo:margin-right="-0.3799in" fo:margin-top="0in" fo:margin-bottom="0in" loext:contextual-spacing="false" fo:line-height="115%" fo:text-align="justify" style:justify-single-word="false" fo:text-indent="0.5in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d7a96" officeooo:paragraph-rsid="000d7a96" style:text-blinking="false" fo:background-color="transparent" style:font-size-asian="12pt" style:font-size-complex="12pt"/>
    </style:style>
    <style:style style:name="P7" style:family="paragraph" style:parent-style-name="Text_20_body">
      <loext:graphic-properties draw:opacity="100%"/>
      <style:paragraph-properties fo:margin-left="0.1in" fo:margin-right="-0.3799in" fo:margin-top="0in" fo:margin-bottom="0in" loext:contextual-spacing="false" fo:line-height="115%" fo:text-align="center" style:justify-single-word="false" fo:text-indent="0.5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0a0725" style:text-blinking="false" fo:background-color="transparent" style:font-size-asian="12pt" style:font-size-complex="12pt"/>
    </style:style>
    <style:style style:name="P8" style:family="paragraph" style:parent-style-name="Text_20_body">
      <loext:graphic-properties draw:fill="solid" draw:fill-color="#ffffff" draw:opacity="100%"/>
      <style:paragraph-properties fo:margin-left="0.1in" fo:margin-right="-0.3799in" fo:margin-top="0in" fo:margin-bottom="0in" loext:contextual-spacing="false" fo:line-height="115%" fo:text-align="justify" style:justify-single-word="false" fo:text-indent="0.5in" style:auto-text-indent="false" fo:background-color="#ffffff" style:writing-mode="lr-tb"/>
      <style:text-properties fo:color="#000000" style:font-name="Times New Roman" fo:font-size="12pt" style:font-size-asian="12pt" style:font-size-complex="12pt"/>
    </style:style>
    <style:style style:name="P9" style:family="paragraph" style:parent-style-name="Text_20_body" style:master-page-name="">
      <loext:graphic-properties draw:fill="solid" draw:fill-color="#ffffff" draw:opacity="100%"/>
      <style:paragraph-properties fo:margin-left="0.1in" fo:margin-right="-0.3799in" fo:margin-top="0in" fo:margin-bottom="0in" loext:contextual-spacing="false" fo:line-height="115%" fo:text-align="center" style:justify-single-word="false" fo:text-indent="0.5in" style:auto-text-indent="false" style:page-number="auto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P10" style:family="paragraph" style:parent-style-name="Text_20_body">
      <loext:graphic-properties draw:fill="solid" draw:fill-color="#ffffff" draw:opacity="100%"/>
      <style:paragraph-properties fo:margin-left="0.0984in" fo:margin-right="0.0398in" fo:margin-top="0in" fo:margin-bottom="0in" loext:contextual-spacing="false" fo:line-height="115%" fo:text-align="center" style:justify-single-word="false" fo:text-indent="0.5in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 style:font-size-asian="14pt" style:font-size-complex="14pt"/>
    </style:style>
    <style:style style:name="P11" style:family="paragraph" style:parent-style-name="Text_20_body">
      <style:paragraph-properties fo:margin-left="0.0984in" fo:margin-right="0.0398in" fo:margin-top="0in" fo:margin-bottom="0in" loext:contextual-spacing="false" fo:line-height="115%" fo:text-align="justify" style:justify-single-word="false" fo:text-indent="0.5in" style:auto-text-indent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officeooo:paragraph-rsid="00064b7c" style:text-blinking="false" fo:background-color="transparent" style:font-size-asian="14pt" style:font-size-complex="14pt"/>
    </style:style>
    <style:style style:name="P12" style:family="paragraph" style:parent-style-name="Text_20_body">
      <loext:graphic-properties draw:fill="solid" draw:fill-color="#ffffff" draw:opacity="100%"/>
      <style:paragraph-properties fo:margin-left="0.0984in" fo:margin-right="0.0398in" fo:margin-top="0in" fo:margin-bottom="0in" loext:contextual-spacing="false" fo:line-height="100%" fo:text-align="justify" style:justify-single-word="false" fo:text-indent="0.5in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paragraph-rsid="000a0725" style:text-blinking="false" fo:background-color="transparent" style:font-size-asian="14pt" style:font-size-complex="14pt"/>
    </style:style>
    <style:style style:name="P13" style:family="paragraph" style:parent-style-name="Text_20_body">
      <loext:graphic-properties draw:fill="solid" draw:fill-color="#ffffff" draw:opacity="100%"/>
      <style:paragraph-properties fo:margin-left="0.0984in" fo:margin-right="0.0398in" fo:margin-top="0in" fo:margin-bottom="0in" loext:contextual-spacing="false" fo:line-height="115%" fo:text-align="center" style:justify-single-word="false" fo:text-indent="0.5in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 style:font-size-asian="14pt" style:font-size-complex="14pt"/>
    </style:style>
    <style:style style:name="P14" style:family="paragraph" style:parent-style-name="Text_20_body">
      <loext:graphic-properties draw:fill="solid" draw:fill-color="#ffffff" draw:opacity="100%"/>
      <style:paragraph-properties fo:margin-left="0.0984in" fo:margin-right="0.0398in" fo:margin-top="0in" fo:margin-bottom="0in" loext:contextual-spacing="false" fo:line-height="115%" fo:text-align="justify" style:justify-single-word="false" fo:text-indent="0.5in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paragraph-rsid="0004a583" style:text-blinking="false" fo:background-color="transparent" style:font-size-asian="14pt" style:font-size-complex="14pt"/>
    </style:style>
    <style:style style:name="P15" style:family="paragraph" style:parent-style-name="Text_20_body">
      <loext:graphic-properties draw:fill="solid" draw:fill-color="#ffffff" draw:opacity="100%"/>
      <style:paragraph-properties fo:margin-left="0.0984in" fo:margin-right="0.0398in" fo:margin-top="0in" fo:margin-bottom="0in" loext:contextual-spacing="false" fo:line-height="115%" fo:text-align="justify" style:justify-single-word="false" fo:text-indent="0.5in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 style:font-size-asian="14pt" style:font-size-complex="14pt"/>
    </style:style>
    <style:style style:name="P16" style:family="paragraph" style:parent-style-name="Text_20_body">
      <loext:graphic-properties draw:fill="solid" draw:fill-color="#ffffff" draw:opacity="100%"/>
      <style:paragraph-properties fo:margin-left="0.0984in" fo:margin-right="0.0398in" fo:margin-top="0in" fo:margin-bottom="0in" loext:contextual-spacing="false" fo:line-height="115%" fo:text-align="justify" style:justify-single-word="false" fo:text-indent="0.5in" style:auto-text-indent="false" fo:background-color="#ffffff" style:writing-mode="lr-tb"/>
      <style:text-properties fo:color="#000000" fo:font-size="14pt" style:font-size-asian="14pt" style:font-size-complex="14pt"/>
    </style:style>
    <style:style style:name="P17" style:family="paragraph" style:parent-style-name="Text_20_body">
      <loext:graphic-properties draw:fill="solid" draw:fill-color="#ffffff" draw:opacity="100%"/>
      <style:paragraph-properties fo:margin-left="0.0984in" fo:margin-right="0.0398in" fo:margin-top="0in" fo:margin-bottom="0in" loext:contextual-spacing="false" fo:line-height="115%" fo:text-align="justify" style:justify-single-word="false" fo:text-indent="0.5in" style:auto-text-indent="false" fo:background-color="#ffffff" style:writing-mode="lr-tb"/>
      <style:text-properties style:font-name="Times New Roman" fo:font-size="14pt" officeooo:paragraph-rsid="0007e4d6" style:font-size-asian="14pt" style:font-size-complex="14pt"/>
    </style:style>
    <style:style style:name="P18" style:family="paragraph" style:parent-style-name="Text_20_body">
      <loext:graphic-properties draw:fill="solid" draw:fill-color="#ffffff" draw:opacity="100%"/>
      <style:paragraph-properties fo:margin-left="0.0984in" fo:margin-right="0.0398in" fo:margin-top="0in" fo:margin-bottom="0in" loext:contextual-spacing="false" fo:line-height="115%" fo:text-align="justify" style:justify-single-word="false" fo:text-indent="0.5in" style:auto-text-indent="false" fo:background-color="#ffffff" style:writing-mode="lr-tb"/>
      <style:text-properties fo:font-size="14pt" officeooo:paragraph-rsid="00064b7c" style:font-size-asian="14pt" style:font-size-complex="14pt"/>
    </style:style>
    <style:style style:name="P19" style:family="paragraph" style:parent-style-name="Text_20_body">
      <style:paragraph-properties fo:line-height="100%"/>
      <style:text-properties officeooo:paragraph-rsid="0008c89d"/>
    </style:style>
    <style:style style:name="P20" style:family="paragraph" style:parent-style-name="Text_20_body">
      <style:paragraph-properties fo:margin-left="0.0984in" fo:margin-right="0.0398in" fo:margin-top="0in" fo:margin-bottom="0in" loext:contextual-spacing="false" fo:line-height="115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officeooo:paragraph-rsid="00064b7c" style:text-blinking="false" fo:background-color="transparent" style:font-size-asian="14pt" style:font-size-complex="14pt"/>
    </style:style>
    <style:style style:name="P21" style:family="paragraph" style:parent-style-name="Text_20_body">
      <loext:graphic-properties draw:fill="solid" draw:fill-color="#ffffff" draw:opacity="100%"/>
      <style:paragraph-properties fo:margin-left="0.0984in" fo:margin-right="0.0398in" fo:margin-top="0in" fo:margin-bottom="0in" loext:contextual-spacing="false" fo:line-height="115%" fo:text-align="justify" style:justify-single-word="false" fo:text-indent="0in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 style:font-size-asian="14pt" style:font-size-complex="14pt"/>
    </style:style>
    <style:style style:name="P22" style:family="paragraph" style:parent-style-name="Text_20_body">
      <loext:graphic-properties draw:fill="solid" draw:fill-color="#ffffff" draw:opacity="100%"/>
      <style:paragraph-properties fo:margin-left="0.0984in" fo:margin-right="0.0398in" fo:margin-top="0in" fo:margin-bottom="0in" loext:contextual-spacing="false" fo:line-height="115%" fo:text-align="justify" style:justify-single-word="false" fo:text-indent="0in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paragraph-rsid="0008c89d" style:text-blinking="false" fo:background-color="transparent" style:font-size-asian="14pt" style:font-size-complex="14pt"/>
    </style:style>
    <style:style style:name="P23" style:family="paragraph" style:parent-style-name="Text_20_body">
      <loext:graphic-properties draw:fill="solid" draw:fill-color="#ffffff" draw:opacity="100%"/>
      <style:paragraph-properties fo:margin-left="0.0984in" fo:margin-right="0.0398in" fo:margin-top="0in" fo:margin-bottom="0in" loext:contextual-spacing="false" fo:line-height="115%" fo:text-align="justify" style:justify-single-word="false" fo:text-indent="0.5in" style:auto-text-indent="false" fo:background-color="#ffffff" style:writing-mode="lr-tb"/>
      <style:text-properties fo:font-variant="normal" fo:text-transform="none" fo:color="#000000" style:text-line-through-style="none" style:text-line-through-type="none" fo:font-size="14pt" style:text-underline-style="none" fo:font-weight="normal" style:text-blinking="false" fo:background-color="transparent" style:font-size-asian="14pt" style:font-size-complex="14pt"/>
    </style:style>
    <style:style style:name="P24" style:family="paragraph" style:parent-style-name="Text_20_body">
      <loext:graphic-properties draw:fill="solid" draw:fill-color="#ffffff" draw:opacity="100%"/>
      <style:paragraph-properties fo:margin-left="0.0984in" fo:margin-right="0.0398in" fo:margin-top="0in" fo:margin-bottom="0in" loext:contextual-spacing="false" fo:line-height="100%" fo:text-align="justify" style:justify-single-word="false" fo:text-indent="0.5in" style:auto-text-indent="false" fo:background-color="#ffffff" style:writing-mode="lr-tb"/>
      <style:text-properties fo:font-variant="normal" fo:text-transform="none" fo:color="#000000" style:text-line-through-style="none" style:text-line-through-type="none" style:font-name="Times New Roman1" fo:font-size="12pt" fo:letter-spacing="normal" fo:font-style="normal" style:text-underline-style="none" fo:font-weight="normal" officeooo:rsid="000bf458" style:text-blinking="false" fo:background-color="transparen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fo:font-weight="normal" officeooo:rsid="0002c1df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fo:font-weight="normal" officeooo:rsid="00064b7c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1" fo:letter-spacing="normal" fo:font-style="normal" style:text-underline-style="none" fo:font-weight="normal" officeooo:rsid="000bf458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officeooo:rsid="0005030a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officeooo:rsid="0004a583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language="uk" fo:country="UA" fo:font-style="normal" style:text-underline-style="none" fo:font-weight="normal" officeooo:rsid="0004a583" style:text-blinking="false" fo:background-color="transparent" loext:char-shading-value="0" style:font-weight-asian="normal" style:font-name-complex="Times New Roman2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2pt" fo:letter-spacing="normal" fo:language="uk" fo:country="UA" fo:font-style="normal" style:text-underline-style="none" fo:font-weight="normal" style:text-blinking="false" style:font-size-asian="12pt" style:font-style-asian="normal" style:font-weight-asian="normal" style:font-name-complex="Times New Roman2" style:font-size-complex="12pt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2pt" fo:language="uk" fo:country="UA" fo:font-style="normal" style:text-underline-style="none" fo:font-weight="normal" style:text-blinking="false" fo:background-color="transparent" loext:char-shading-value="0" style:font-size-asian="12pt" style:font-size-complex="12pt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2pt" fo:language="uk" fo:country="UA" fo:font-style="normal" style:text-underline-style="none" fo:font-weight="normal" officeooo:rsid="000bea05" style:text-blinking="false" fo:background-color="transparent" loext:char-shading-value="0" style:font-size-asian="12pt" style:font-size-complex="12pt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0bf458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letter-spacing="normal" fo:language="uk" fo:country="UA" fo:font-style="normal" style:text-underline-style="none" fo:font-weight="normal" officeooo:rsid="000bf458" style:text-blinking="false" fo:background-color="transparent" loext:char-shading-value="0" style:font-name-complex="Times New Roman2"/>
    </style:style>
    <style:style style:name="T16" style:family="text">
      <style:text-properties fo:font-variant="normal" fo:text-transform="none" fo:color="#000000" fo:letter-spacing="normal" fo:font-style="normal" fo:font-weight="normal" officeooo:rsid="000bf458"/>
    </style:style>
    <style:style style:name="T17" style:family="text">
      <style:text-properties fo:font-variant="normal" fo:text-transform="none" fo:color="#000000" fo:letter-spacing="normal" fo:font-style="normal" fo:font-weight="normal" officeooo:rsid="00064b7c"/>
    </style:style>
    <style:style style:name="T18" style:family="text">
      <style:text-properties fo:font-variant="normal" fo:text-transform="none" fo:color="#000000" fo:letter-spacing="normal" fo:font-style="normal" fo:font-weight="normal" officeooo:rsid="0007e4d6"/>
    </style:style>
    <style:style style:name="T19" style:family="text">
      <style:text-properties fo:font-variant="normal" fo:text-transform="none" fo:color="#000000" fo:letter-spacing="normal" fo:font-style="normal" fo:font-weight="normal" officeooo:rsid="000e4576"/>
    </style:style>
    <style:style style:name="T20" style:family="text">
      <style:text-properties fo:font-variant="normal" fo:text-transform="none" fo:color="#000000" fo:letter-spacing="normal" fo:font-style="normal" fo:font-weight="normal" officeooo:rsid="0008c89d"/>
    </style:style>
    <style:style style:name="T21" style:family="text">
      <style:text-properties fo:font-variant="normal" fo:text-transform="none" fo:color="#000000" fo:letter-spacing="normal" fo:language="uk" fo:country="UA" fo:font-style="normal" fo:font-weight="normal" officeooo:rsid="000bf458" style:font-name-complex="Times New Roman2"/>
    </style:style>
    <style:style style:name="T22" style:family="text">
      <style:text-properties officeooo:rsid="0004a583"/>
    </style:style>
    <style:style style:name="T23" style:family="text">
      <style:text-properties fo:language="uk" fo:country="UA" style:font-weight-asian="bold" style:font-name-complex="Times New Roman2"/>
    </style:style>
    <style:style style:name="T24" style:family="text">
      <style:text-properties fo:language="uk" fo:country="UA" style:font-weight-asian="normal" style:font-name-complex="Times New Roman2" style:font-weight-complex="normal"/>
    </style:style>
    <style:style style:name="T25" style:family="text">
      <style:text-properties fo:color="#000000" style:font-name="Times New Roman" fo:font-size="12pt" fo:language="uk" fo:country="UA" fo:font-weight="normal" style:font-size-asian="12pt" style:font-weight-asian="normal" style:font-name-complex="Times New Roman2" style:font-size-complex="12pt" style:font-weight-complex="normal"/>
    </style:style>
    <style:style style:name="T26" style:family="text">
      <style:text-properties fo:color="#000000" style:font-name="Times New Roman" fo:font-size="12pt" fo:language="uk" fo:country="UA" fo:font-weight="normal" officeooo:rsid="000bea05" style:font-size-asian="12pt" style:font-weight-asian="normal" style:font-name-complex="Times New Roman2" style:font-size-complex="12pt" style:font-weight-complex="normal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fo:language="uk" fo:country="UA" style:font-weight-asian="bold" style:font-name-complex="Times New Roman2"/>
    </style:style>
    <style:style style:name="T29" style:family="text">
      <style:text-properties style:font-name="Times New Roman" officeooo:rsid="0004a583"/>
    </style:style>
    <style:style style:name="T30" style:family="text">
      <style:text-properties style:font-name="Times New Roman" fo:font-size="12pt" fo:language="uk" fo:country="UA" style:font-size-asian="12pt" style:font-name-complex="Times New Roman2" style:font-size-complex="12pt"/>
    </style:style>
    <style:style style:name="T31" style:family="text">
      <style:text-properties style:font-name="Times New Roman" fo:font-size="12pt" fo:language="uk" fo:country="UA" officeooo:rsid="000bea05" style:font-size-asian="12pt" style:font-name-complex="Times New Roman2" style:font-size-complex="12pt"/>
    </style:style>
    <style:style style:name="T32" style:family="text">
      <style:text-properties officeooo:rsid="000a0725"/>
    </style:style>
    <style:style style:name="T33" style:family="text">
      <style:text-properties officeooo:rsid="000bea05"/>
    </style:style>
    <style:style style:name="T34" style:family="text">
      <style:text-properties officeooo:rsid="000d6e2c"/>
    </style:style>
    <style:style style:name="T35" style:family="text">
      <style:text-properties fo:letter-spacing="normal" officeooo:rsid="000bf458"/>
    </style:style>
    <style:style style:name="T36" style:family="text">
      <style:text-properties fo:letter-spacing="normal" fo:language="uk" fo:country="UA" officeooo:rsid="000bf458" style:font-name-complex="Times New Roman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docs-internal-guid-11b728f0-7fff-2aac-2464-4e34efb15d77"/>Відгук</text:p>
      <text:p text:style-name="P13">на кваліфікаційну роботу бакалавра на тему:</text:p>
      <text:p text:style-name="P11">«<text:span text:style-name="T28">Розробка автоматизованої системи аналізу інформаційних потоків</text:span></text:p>
      <text:p text:style-name="P20"><text:span text:style-name="T28">локальної комп’ютерної мережі підприємства на базі документообігу</text:span>»</text:p>
      <text:p text:style-name="P13">студентки 4-го курсу факультету комп’ютерних наук та кібернетики</text:p>
      <text:p text:style-name="P13">Київського національного університету імені Тараса Шевченка</text:p>
      <text:p text:style-name="P13">Герасимюк Юлії Сергіївни</text:p>
      <text:p text:style-name="P14"/>
      <text:p text:style-name="P18"><text:span text:style-name="T3">Кваліфікаційна </text:span><text:span text:style-name="T1">робот</text:span><text:span text:style-name="T2">а</text:span><text:span text:style-name="T1"> Герасимюк Ю.С. </text:span><text:span text:style-name="T2">виконана в рамках актуальної проблематики створення електронного простору України, </text:span><text:span text:style-name="T3">зокрема електронного урядування,</text:span><text:span text:style-name="T2"> складовою частиною якої є впровадження електронного документообігу. </text:span>Стрімке зростання обсягів інформації, яка використовується в управлінській діяльності <text:span text:style-name="T22">будь-якої </text:span>установи, її <text:span text:style-name="T27">структурна складність та швидка оновлюваність робить необхідним використання інтегрованих систем електронного документообігу. </text:span><text:span text:style-name="T29">Першим етапом створення такого роду систем я</text:span><text:span text:style-name="T6">вляється</text:span><text:span text:style-name="T29"> розробка автоматизованих систем </text:span><text:span text:style-name="T8">аналізу інформаційних потоків локальної комп’ютерної мережі підприємства на базі документообігу</text:span><text:span text:style-name="T7">. </text:span></text:p>
      <text:p text:style-name="P17"><text:span text:style-name="T16">Представлене в роботі </text:span><text:span text:style-name="T4">Герасимюк Ю.С. </text:span><text:span text:style-name="T16">розв’язання </text:span><text:span text:style-name="T17">поставленої</text:span><text:span text:style-name="T16"> задачі потребує широкого кола знань </text:span><text:span text:style-name="T18">та</text:span><text:span text:style-name="T16"> </text:span><text:span text:style-name="T18">у</text:span><text:span text:style-name="T16">мінь, отриманих під час вивчення цілого ряду дисциплін математичного і програмістського спрямування. Поставлену в роботі задачу розв’яза</text:span><text:span text:style-name="T18">но</text:span><text:span text:style-name="T16"> повністю, цілком самостійно та оригінально.</text:span></text:p>
      <text:p text:style-name="P17"><text:span text:style-name="T16">Зміст роботи відповідає її плану, а продемонстровані </text:span><text:span text:style-name="T18">в кваліфікаційній </text:span><text:span text:style-name="T16">робот</text:span><text:span text:style-name="T18">і</text:span><text:span text:style-name="T16"> компетентності її автора – спеціальності 121 «</text:span><text:span text:style-name="T21">Інженерія програмного забезпечення</text:span><text:span text:style-name="T16">».</text:span></text:p>
      <text:p text:style-name="P17"><text:span text:style-name="T16"><text:s/>Роботу оформлено згідно з вимогами, що висуваються до </text:span><text:span text:style-name="T18">кваліфікаційних</text:span><text:span text:style-name="T16"> робіт, ілюстровано наочними </text:span><text:span text:style-name="T19">рисунка</text:span><text:span text:style-name="T16">м</text:span><text:span text:style-name="T19">и</text:span><text:span text:style-name="T16">, </text:span><text:span text:style-name="T18">таблицями, графіками, </text:span><text:span text:style-name="T16">формул</text:span><text:span text:style-name="T18">ам</text:span><text:span text:style-name="T16">и </text:span><text:span text:style-name="T20">та розрахунками</text:span><text:span text:style-name="T16">, потрібн</text:span><text:span text:style-name="T18">ими</text:span><text:span text:style-name="T16"> для </text:span><text:span text:style-name="T18">пояснення результатів дослідження</text:span><text:span text:style-name="T16">. </text:span></text:p>
      <text:p text:style-name="P17"><text:span text:style-name="T14">Вважаю, що кваліфікаційна робота </text:span><text:span text:style-name="T4">Герасимюк Ю.С.</text:span><text:span text:style-name="T14"> відповідає вимогам, що висуваються до бакалаврських робіт, і заслуговує на оцінку «відмінно», а її автор - присвоєння кваліфікації бакалавра зі спеціальності 121 «</text:span><text:span text:style-name="T15">Інженерія програмного забезпечення</text:span><text:span text:style-name="T14">».</text:span></text:p>
      <text:p text:style-name="P23"/>
      <text:p text:style-name="P16"> </text:p>
      <text:p text:style-name="P21">Доцент кафедри інтелектуальних програмних систем</text:p>
      <text:p text:style-name="P21">факультету комп’ютерних наук та кібернетики, </text:p>
      <text:p text:style-name="P22">кандидат фізико-математичних наук <text:tab/><text:tab/>___________Петрушенко А.М.</text:p>
      <text:p text:style-name="P15"/>
      <text:p text:style-name="P9"><text:soft-page-break/>Рецензія</text:p>
      <text:p text:style-name="P2">на кваліфікаційну роботу бакалавра на тему:</text:p>
      <text:p text:style-name="P7">«<text:span text:style-name="T23">Розробка автоматизованої системи аналізу інформаційних потоків</text:span></text:p>
      <text:p text:style-name="P7"><text:span text:style-name="T23">локальної комп’ютерної мережі підприємства на базі документообігу</text:span>»</text:p>
      <text:p text:style-name="P2">студентки 4-го курсу факультету комп’ютерних наук та кібернетики</text:p>
      <text:p text:style-name="P2">Київського національного університету імені Тараса Шевченка</text:p>
      <text:p text:style-name="P2">Герасимюк Юлії Сергіївни</text:p>
      <text:p text:style-name="P8"> </text:p>
      <text:p text:style-name="P3">Рецензована кваліфікаційна робота бакалавра Ю.С. Герасимюк присвячена важливій і актуальній темі розробки <text:span text:style-name="T32">систем електронного документообігу</text:span>. </text:p>
      <text:p text:style-name="P1"><text:span text:style-name="T30">У даній кваліфікаційній роботі було вирішено наступні задачі: </text:span><text:span text:style-name="T31">з</text:span><text:span text:style-name="T25">дійснено наліз структурної організації актуального </text:span><text:span text:style-name="T10">підприємства, зокрема</text:span><text:span text:style-name="T25"> топології існуючої в ньому локальної комп’ютерної мережі (ЛКМ); </text:span><text:span text:style-name="T26">в</text:span><text:span text:style-name="T25">изначено </text:span><text:span text:style-name="Strong_20_Emphasis"><text:span text:style-name="T25">документи, що циркулюють в ЛКМ </text:span></text:span><text:span text:style-name="Strong_20_Emphasis"><text:span text:style-name="T10">підприємства</text:span></text:span><text:span text:style-name="T25">, та їх розташування на комп’ютерах мережі; </text:span><text:span text:style-name="T26">в</text:span><text:span text:style-name="T25">изначені (статистично) інтенсивності надходжень документів на робочі станції, а також час їх обробки; </text:span><text:span text:style-name="T26">з</text:span><text:span text:style-name="T25">дійснено семантичний аналіз документообігу в мережі; </text:span><text:span text:style-name="T26">н</text:span><text:span text:style-name="T25">а його базі побуд</text:span><text:span text:style-name="T26">о</text:span><text:span text:style-name="T25">ва</text:span><text:span text:style-name="T26">но</text:span><text:span text:style-name="T25"> модель інформаційних потоків в ЛКМ, представлену у вигляді орієнтованого графа; </text:span><text:span text:style-name="T26">д</text:span><text:span text:style-name="T25">о отриманого на попередньому кроці графа інформаційних потоків </text:span><text:span text:style-name="Strong_20_Emphasis"><text:span text:style-name="T25">в ЛКМ </text:span></text:span><text:span text:style-name="T25">застосовується ”модифікований” алгоритм Демукрона топологічного сортування вершин графа; </text:span><text:span text:style-name="T26">н</text:span><text:span text:style-name="T25">а підставі топології існуючої в організації </text:span><text:span text:style-name="T26">ЛКМ</text:span><text:span text:style-name="T25">, робочих станцій та документів, що оброблюються на них, а також “модифікованої” матриці суміжності вершин графа інформаційних потоків побудовано схему руху інформації в ЛКМ; отриману схему </text:span><text:span text:style-name="T26">п</text:span><text:span text:style-name="T25">роінтерпретовано у вигляді сукупності систем масового обслуговування (СМО); </text:span><text:span text:style-name="T26">н</text:span><text:span text:style-name="T25">а базі статистично виявленої інтенсивності надходжень документів на робочі станції, а також часу затримки інформації в робочих станціях, шині і концентраторі, розраховано основні статистичні параметри </text:span><text:span text:style-name="T26">мережі</text:span><text:span text:style-name="T25">: <text:s/>середню довжину черги, середнє число заявок у системі, середній час чекання заявки в черги, середній час перебування заявки в системі, а також побудовано відповідні графіки залежностей цих величин у залежності від інтенсивності; </text:span><text:span text:style-name="T26">п</text:span><text:span text:style-name="T25">роаналізовано отримані результати; </text:span><text:span text:style-name="T26">р</text:span><text:span text:style-name="T11">озроблено програмний комплекс-</text:span><text:span text:style-name="T12">прототип</text:span><text:span text:style-name="T11">, </text:span><text:span text:style-name="T12">що підтримує процес рішення перерахованих вище задач</text:span><text:span text:style-name="T11">.</text:span><text:span text:style-name="T13"> </text:span></text:p>
      <text:p text:style-name="P4"><text:span text:style-name="T33">К</text:span>валіфікаційна робота бакалавра Ю.С. Герасимюк виконана на високому <text:span text:style-name="T34">науково-практичному </text:span>рівні. Зміст роботи добре структурований та ілюстрований, тема <text:span text:style-name="T33">бакалав</text:span>рського дослідження відповідає поставленим <text:span text:style-name="T34">і вирішеним </text:span>завданням.</text:p>
      <text:p text:style-name="P4">Ю.С. Герасимюк <text:span text:style-name="T33">у своїй роботі </text:span>продемонструва<text:span text:style-name="T33">ла</text:span> глибоке знання предметної області та належне володіння сучасними технологіями розробки ПЗ, що за<text:span text:style-name="T32">с</text:span>відчує <text:span text:style-name="T34">її</text:span> високу професійну кваліфікацію. </text:p>
      <text:p text:style-name="P5">В цілому вважаю, що робота «<text:span text:style-name="T24">Розробка автоматизованої системи аналізу інформаційних потоків локальної комп’ютерної мережі підприємства на базі документообігу</text:span>» задовольняє усім вимогам до випускної кваліфікаційної роботи бакалавра та заслуговує оцінки «відмінно», а її автор Герасимюк Юлі<text:span text:style-name="T34">я</text:span> Сергіївн<text:span text:style-name="T34">а</text:span> - присвоєння кваліфікаційного рівня «бакалавр» <text:span text:style-name="T35">зі спеціальності 121 «</text:span><text:span text:style-name="T36">Інженерія програмного забезпечення</text:span><text:span text:style-name="T35">»</text:span>.</text:p>
      <text:p text:style-name="P6"/>
      <text:p text:style-name="P6">Рецензент</text:p>
      <text:p text:style-name="P12"/>
      <text:p text:style-name="P12"/>
      <text:p text:style-name="P24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201" style:display-name="ListLabel 201" style:family="text">
      <style:text-properties fo:font-size="14pt" fo:font-weight="bold" style:font-size-asian="14pt" style:font-weight-asian="bold" style:font-name-complex="Times New Roman2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fo:font-size="14pt" fo:font-weight="bold" style:font-size-asian="14pt" style:font-weight-asian="bold" style:font-name-complex="Courier New" style:font-family-complex="'Courier New'" style:font-family-generic-complex="system" style:font-pitch-complex="variable"/>
    </style:style>
    <style:style style:name="ListLabel_20_203" style:display-name="ListLabel 203" style:family="text">
      <style:text-properties style:font-name-complex="Wingdings" style:font-family-complex="Wingdings" style:font-family-generic-complex="system" style:font-pitch-complex="variable"/>
    </style:style>
    <style:style style:name="ListLabel_20_204" style:display-name="ListLabel 204" style:family="text">
      <style:text-properties style:font-name-complex="Symbol" style:font-family-complex="Symbol" style:font-family-generic-complex="system" style:font-pitch-complex="variable"/>
    </style:style>
    <style:style style:name="ListLabel_20_205" style:display-name="ListLabel 205" style:family="text">
      <style:text-properties style:font-name-complex="Courier New" style:font-family-complex="'Courier New'" style:font-family-generic-complex="system" style:font-pitch-complex="variable"/>
    </style:style>
    <style:style style:name="ListLabel_20_206" style:display-name="ListLabel 206" style:family="text">
      <style:text-properties style:font-name-complex="Wingdings" style:font-family-complex="Wingdings" style:font-family-generic-complex="system" style:font-pitch-complex="variable"/>
    </style:style>
    <style:style style:name="ListLabel_20_207" style:display-name="ListLabel 207" style:family="text">
      <style:text-properties style:font-name-complex="Symbol" style:font-family-complex="Symbol" style:font-family-generic-complex="system" style:font-pitch-complex="variable"/>
    </style:style>
    <style:style style:name="ListLabel_20_208" style:display-name="ListLabel 208" style:family="text">
      <style:text-properties style:font-name-complex="Courier New" style:font-family-complex="'Courier New'" style:font-family-generic-complex="system" style:font-pitch-complex="variable"/>
    </style:style>
    <style:style style:name="ListLabel_20_209" style:display-name="ListLabel 209" style:family="text">
      <style:text-properties style:font-name-complex="Wingdings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bullet text:level="1" text:style-name="ListLabel_20_201" style:num-suffix="–" text:bullet-char="–">
        <style:list-level-properties text:list-level-position-and-space-mode="label-alignment">
          <style:list-level-label-alignment text:label-followed-by="space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02" style:num-suffix="-" text:bullet-char="-">
        <style:list-level-properties text:list-level-position-and-space-mode="label-alignment">
          <style:list-level-label-alignment text:label-followed-by="listtab" fo:text-indent="-0.25in" fo:margin-left="1.3484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03" style:num-suffix="" text:bullet-char="">
        <style:list-level-properties text:list-level-position-and-space-mode="label-alignment">
          <style:list-level-label-alignment text:label-followed-by="listtab" fo:text-indent="-0.25in" fo:margin-left="1.8484in"/>
        </style:list-level-properties>
        <style:text-properties fo:font-family="Wingdings" style:font-charset="x-symbol"/>
      </text:list-level-style-bullet>
      <text:list-level-style-bullet text:level="4" text:style-name="ListLabel_20_204" style:num-suffix="" text:bullet-char="">
        <style:list-level-properties text:list-level-position-and-space-mode="label-alignment">
          <style:list-level-label-alignment text:label-followed-by="listtab" fo:text-indent="-0.25in" fo:margin-left="2.3484in"/>
        </style:list-level-properties>
        <style:text-properties fo:font-family="Symbol" style:font-charset="x-symbol"/>
      </text:list-level-style-bullet>
      <text:list-level-style-bullet text:level="5" text:style-name="ListLabel_20_205" style:num-suffix="o" text:bullet-char="o">
        <style:list-level-properties text:list-level-position-and-space-mode="label-alignment">
          <style:list-level-label-alignment text:label-followed-by="listtab" fo:text-indent="-0.25in" fo:margin-left="2.8484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06" style:num-suffix="" text:bullet-char="">
        <style:list-level-properties text:list-level-position-and-space-mode="label-alignment">
          <style:list-level-label-alignment text:label-followed-by="listtab" fo:text-indent="-0.25in" fo:margin-left="3.3484in"/>
        </style:list-level-properties>
        <style:text-properties fo:font-family="Wingdings" style:font-charset="x-symbol"/>
      </text:list-level-style-bullet>
      <text:list-level-style-bullet text:level="7" text:style-name="ListLabel_20_207" style:num-suffix="" text:bullet-char="">
        <style:list-level-properties text:list-level-position-and-space-mode="label-alignment">
          <style:list-level-label-alignment text:label-followed-by="listtab" fo:text-indent="-0.25in" fo:margin-left="3.8484in"/>
        </style:list-level-properties>
        <style:text-properties fo:font-family="Symbol" style:font-charset="x-symbol"/>
      </text:list-level-style-bullet>
      <text:list-level-style-bullet text:level="8" text:style-name="ListLabel_20_208" style:num-suffix="o" text:bullet-char="o">
        <style:list-level-properties text:list-level-position-and-space-mode="label-alignment">
          <style:list-level-label-alignment text:label-followed-by="listtab" fo:text-indent="-0.25in" fo:margin-left="4.348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09" style:num-suffix="" text:bullet-char="">
        <style:list-level-properties text:list-level-position-and-space-mode="label-alignment">
          <style:list-level-label-alignment text:label-followed-by="listtab" fo:text-indent="-0.25in" fo:margin-left="4.848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22:43:58.220664743</meta:creation-date>
    <dc:date>2020-06-18T06:09:10.413778319</dc:date>
    <meta:editing-duration>PT21M3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30" meta:word-count="571" meta:character-count="4912" meta:non-whitespace-character-count="4356"/>
  </office:meta>
</office:document-meta>
</file>